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x("//input [@data-id='password']") </text:p>
      <text:p text:style-name="Standard"/>
      <text:p text:style-name="Standard">$x("//input [@data-testid='signup-firstname']") </text:p>
      <text:p text:style-name="Standard"/>
      <text:p text:style-name="Standard">$x("//div [@data-testid='login-facebook']")</text:p>
      <text:p text:style-name="Standard"/>
      <text:p text:style-name="Standard">$x("//div [@data-testid='login-google']")</text:p>
      <text:p text:style-name="Standard"/>
      <text:p text:style-name="Standard">$x("//div [@data-testid='login-apple']")</text:p>
      <text:p text:style-name="Standard"/>
      <text:p text:style-name="Standard">$x("//div [@id='footer']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12" meta:character-count="234" meta:non-whitespace-character-count="226"/>
    <meta:generator>LibreOfficeDev/6.0.5.2$Linux_X86_64 LibreOffice_project/</meta:generator>
  </office:meta>
</office:document-meta>
</file>